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13T16:14:25.33</dc:date>
    <dc:creator>James  Lombardi</dc:creator>
    <meta:editing-duration>PT2H28M42S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6" meta:paragraph-count="145" meta:word-count="1716" meta:character-count="8474"/>
  </office:meta>
</office:document-meta>
</file>